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20pt" officeooo:rsid="0020c431" officeooo:paragraph-rsid="0020c431" style:font-size-asian="20pt" style:font-size-complex="20pt"/>
    </style:style>
    <style:style style:name="T1" style:family="text">
      <style:text-properties officeooo:rsid="001d2e66"/>
    </style:style>
    <style:style style:name="T2" style:family="text">
      <style:text-properties fo:font-size="20pt" style:font-size-asian="20pt" style:font-size-complex="20pt"/>
    </style:style>
    <style:style style:name="T3" style:family="text">
      <style:text-properties fo:font-size="20pt" officeooo:rsid="001d2e66" style:font-size-asian="20pt" style:font-size-complex="20pt"/>
    </style:style>
    <style:style style:name="T4" style:family="text">
      <style:text-properties fo:font-size="20pt" officeooo:rsid="001fcfea" style:font-size-asian="20pt" style:font-size-complex="20pt"/>
    </style:style>
    <style:style style:name="T5" style:family="text">
      <style:text-properties fo:font-size="20pt" officeooo:rsid="0020c431" style:font-size-asian="20pt" style:font-size-complex="20pt"/>
    </style:style>
    <style:style style:name="T6" style:family="text">
      <style:text-properties officeooo:rsid="001fc5c6"/>
    </style:style>
    <style:style style:name="T7" style:family="text">
      <style:text-properties officeooo:rsid="001fcfea"/>
    </style:style>
    <style:style style:name="T8" style:family="text">
      <style:text-properties officeooo:rsid="0020c4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roughout this course, we've been making use of images that have been created by other engineers.</text:p>
      <text:p text:style-name="Standard"><text:span text:style-name="T2">So, for example, we have used, say, the Hello World Image or </text:span><text:span text:style-name="T3">Redis</text:span><text:span text:style-name="T2"> or busy box.</text:span></text:p>
      <text:p text:style-name="P1"/>
      <text:p text:style-name="Standard"><text:span text:style-name="T2">We're going to create something called a docker file, a </text:span><text:span text:style-name="T3">Docker</text:span><text:span text:style-name="T2"> file as essentially a plain text file that is going to have a couple of lines of configuration placed inside of it.</text:span></text:p>
      <text:p text:style-name="P1">image 2</text:p>
      <text:p text:style-name="P1">This configuration is going to define how our container behaves or more specifically, what different programs it's going to contain and what it does when it starts up as a container.</text:p>
      <text:p text:style-name="P1"/>
      <text:p text:style-name="P1">image 3 </text:p>
      <text:p text:style-name="P1">File structure</text:p>
      <text:p text:style-name="P1"/>
      <text:p text:style-name="P1">dockerfile redis</text:p>
      <text:p text:style-name="P1">show file IdeaProjects/Docker/redis-image</text:p>
      <text:p text:style-name="P1">run it docker build .</text:p>
      <text:p text:style-name="P1"/>
      <text:p text:style-name="P1">docke run id_created</text:p>
      <text:p text:style-name="P1"/>
      <text:p text:style-name="P1">DOCKER TEARDOWN</text:p>
      <text:p text:style-name="P1"/>
      <text:p text:style-name="P1">image 10, 11</text:p>
      <text:p text:style-name="P1"/>
      <text:p text:style-name="P1">What is an image</text:p>
      <text:p text:style-name="P1">image 7-<text:span text:style-name="T6">install</text:span></text:p>
      <text:p text:style-name="P1"><text:soft-page-break/>So these steps right here, very similar to what we just did inside that Docker file when we specified that base image of Alpine, that was a lot like installing an initial operating system by default.</text:p>
      <text:p text:style-name="P1">When we create a container or something, when we create an image, we have an empty image.</text:p>
      <text:p text:style-name="P1"/>
      <text:p text:style-name="P1">We had said run apk ad update redis.</text:p>
      <text:p text:style-name="P1">This is not a Docker command right here.</text:p>
      <text:p text:style-name="P1">This line has nothing to do with Docker whatsoever.</text:p>
      <text:p text:style-name="Standard"><text:span text:style-name="T2">APK is a program called Apache Package, </text:span></text:p>
      <text:p text:style-name="P1"/>
      <text:p text:style-name="P1">THE BUILD PROCESS</text:p>
      <text:p text:style-name="P1">The build command is what we use to take a Docker file and generate an image out of it.</text:p>
      <text:p text:style-name="P1">The DOT right here is specifying what is called the build context.</text:p>
      <text:p text:style-name="P1">That build context is essentially the set of files and folders that belong to our project.</text:p>
      <text:p text:style-name="P1"/>
      <text:p text:style-name="P1">image11</text:p>
      <text:p text:style-name="P1"/>
      <text:p text:style-name="Standard"><text:span text:style-name="T2">The next line was the run apk ad</text:span><text:span text:style-name="T4">d</text:span><text:span text:style-name="T2"> update </text:span><text:span text:style-name="T4">redis</text:span><text:span text:style-name="T2">.</text:span></text:p>
      <text:p text:style-name="P1">So here's exactly what happened behind the scenes.</text:p>
      <text:p text:style-name="P1">When Docker's server saw this line of configuration right here, it looked back at the last step that just occurred.</text:p>
      <text:p text:style-name="P1">So it looked back at this step, the from Alpine step.</text:p>
      <text:p text:style-name="P1">It looked at the image that came out of that previous step.</text:p>
      <text:p text:style-name="P1"/>
      <text:p text:style-name="P1"><text:soft-page-break/>image 04</text:p>
      <text:p text:style-name="P1">So we can kind of imagine that we took the entire file system snapshot from the Alpine image and we stuffed it into this very temporary container that was created just for the second step right here or the second instruction after creating this temporary container, this command right here, the command</text:p>
      <text:p text:style-name="P1">that we just added on.</text:p>
      <text:p text:style-name="P1">Was executed inside that container as its primary running process, so we took that run command, which</text:p>
      <text:p text:style-name="P1">took that line or that full command right there, and we executed it as a process inside of the container.</text:p>
      <text:p text:style-name="P1">So this is this containers primary running process.</text:p>
      <text:p text:style-name="P1"/>
      <text:p text:style-name="P1"><text:s/>with CMD</text:p>
      <text:p text:style-name="P1"/>
      <text:p text:style-name="P1">We're going to look at the image that was generated during the previous step.</text:p>
      <text:p text:style-name="P1">So in this case, the image that was taken from the previous step is this three image.</text:p>
      <text:p text:style-name="P1"/>
      <text:p text:style-name="P1">image12 -process</text:p>
      <text:p text:style-name="P1"/>
      <text:p text:style-name="P1">REBUILD-CACHE</text:p>
      <text:p text:style-name="P1"/>
      <text:p text:style-name="P1">apk add --update gcc</text:p>
      <text:p text:style-name="P1">image13</text:p>
      <text:p text:style-name="P1"/>
      <text:p text:style-name="P1">So even though we're still taking the Alpine image and adding to it and adding Redis to it, the series</text:p>
      <text:p text:style-name="P1"><text:soft-page-break/>of steps have changed.</text:p>
      <text:p text:style-name="P1">And so Docker is going to say, OK, well, this time we're taking Alpine and first adding in jokin.</text:p>
      <text:p text:style-name="P1"/>
      <text:p text:style-name="P1">Tagging an image</text:p>
      <text:p text:style-name="P1">image14</text:p>
      <text:p text:style-name="P1">We are going to run Docker Built and then we're going to add on this little argument right here that is going to tag the image that is created and make it a lot easier to refer to it by a name that you and</text:p>
      <text:p text:style-name="P1">I can customize, the convention for this.</text:p>
      <text:p text:style-name="P1">image15</text:p>
      <text:p text:style-name="P1"/>
      <text:p text:style-name="P1">you might be wondering why some other images that we've been able to use have more simplified names like Simply redis or Hello World or busy box?</text:p>
      <text:p text:style-name="P1">Well, all those are community images.</text:p>
      <text:p text:style-name="P1">They're images that have been created by people in the community and kind of open source for very popular</text:p>
      <text:p text:style-name="P1">use.</text:p>
      <text:p text:style-name="P1">Any time that you are creating an image of your own, you're always going to prefix it with your doctor</text:p>
      <text:p text:style-name="P1">ID.</text:p>
      <text:p text:style-name="P1">docker build -t fabriziocorrrente/redis .</text:p>
      <text:p text:style-name="P1"/>
      <text:p text:style-name="P1">And then you do not have to actually specify the version on the end.</text:p>
      <text:p text:style-name="P1"/>
      <text:p text:style-name="P1">DOCKER COMMIT</text:p>
      <text:p text:style-name="P1"><text:soft-page-break/></text:p>
      <text:p text:style-name="P1">docker run -it alpine sh</text:p>
      <text:p text:style-name="P2">install redis manually apk --update</text:p>
      <text:p text:style-name="P1">docker ps</text:p>
      <text:p text:style-name="P1">docker commit -c 'CMD ["redis-server"]' ID</text:p>
      <text:p text:style-name="P1"/>
      <text:p text:style-name="Standard"><text:span text:style-name="T2">Whenever you're making use of </text:span><text:span text:style-name="T5">CMD</text:span><text:span text:style-name="T2"> or hashes in the </text:span><text:span text:style-name="T5">docker</text:span><text:span text:style-name="T2"> world, you don't have to copy the entire</text:span></text:p>
      <text:p text:style-name="P1">thing. You can just copy a segment of the star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5:00:38.460721589</meta:creation-date>
    <dc:date>2022-02-23T16:12:04.998082951</dc:date>
    <meta:editing-duration>PT20M46S</meta:editing-duration>
    <meta:editing-cycles>2</meta:editing-cycles>
    <meta:generator>LibreOffice/6.4.7.2$Linux_X86_64 LibreOffice_project/40$Build-2</meta:generator>
    <meta:document-statistic meta:table-count="0" meta:image-count="0" meta:object-count="0" meta:page-count="5" meta:paragraph-count="67" meta:word-count="712" meta:character-count="3855" meta:non-whitespace-character-count="3209"/>
  </office:meta>
</office:document-meta>
</file>